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oogle Sans" svg:font-family="'Google Sans', 'Helvetica Neue', sans-serif"/>
    <style:font-face style:name="Google Sans Mono" svg:font-family="'Google Sans Mono', monospac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officeooo:rsid="0030c45f" officeooo:paragraph-rsid="0030c45f"/>
    </style:style>
    <style:style style:name="P4" style:family="paragraph" style:parent-style-name="Standard">
      <style:text-properties officeooo:paragraph-rsid="0031d569"/>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ica cuáles son los 3 pilares de la web y de que se encarga cada uno de ellos.</text:p>
      <text:p text:style-name="Standard">Los tres pilares de la web son HTML, CSS y JavaScript. Cada uno de ellos tiene una función específica en la creación y visualización de páginas web.</text:p>
      <text:p text:style-name="Standard"/>
      <text:p text:style-name="Standard">HTML (HyperText Markup Language) es el lenguaje que se utiliza para crear el contenido de las páginas web. Es un lenguaje de marcado, lo que significa que se utiliza para etiquetar el texto de una página web para que el navegador sepa cómo mostrarlo.</text:p>
      <text:p text:style-name="Standard"/>
      <text:p text:style-name="Standard">CSS (Cascading Style Sheets) es el lenguaje que se utiliza para dar estilo al contenido de una página web. Se utiliza para controlar el aspecto de los elementos de una página web, como su color, tamaño, tipo de letra y posición.</text:p>
      <text:p text:style-name="Standard"/>
      <text:p text:style-name="Standard">JavaScript es un lenguaje de programación que se utiliza para agregar interactividad a las páginas web. Se puede utilizar para crear animaciones, juegos, formularios y más.</text:p>
      <text:p text:style-name="Standard"/>
      <text:p text:style-name="P1">2) ¿Para qué sirve una URL?</text:p>
      <text:p text:style-name="P2">Una URL (Uniform Resource Locator) es una cadena de caracteres que identifica un recurso en la World Wide Web. Una URL puede apuntar a una página web, una imagen, un archivo de audio, un archivo de video o cualquier otro tipo de recurso.</text:p>
      <text:p text:style-name="P2"/>
      <text:p text:style-name="P1">3) Cuál es la finalidad de una dirección IP</text:p>
      <text:p text:style-name="Standard">Una dirección IP (Internet Protocol) es una dirección única que identifica a un dispositivo en una red IP. Las direcciones IP se utilizan para enrutar el tráfico de Internet y para permitir que los dispositivos se comuniquen entre sí.</text:p>
      <text:p text:style-name="Standard"/>
      <text:p text:style-name="P1">4) Define los distintos tipos de IP y explica brevemente sus diferencias.</text:p>
      <text:p text:style-name="Standard">IPv4 es el tipo de dirección IP más antiguo y más común. Las direcciones IPv4 están formadas por cuatro números separados por puntos, por ejemplo, 192.168.1.1. Las direcciones IPv4 tienen un total de 32 bits, y hay un total de 4.294.967.296 direcciones IPv4 posibles.</text:p>
      <text:p text:style-name="Standard"/>
      <text:p text:style-name="Standard">IPv6 es el tipo de dirección IP más nuevo y más eficiente. Las direcciones IPv6 están formadas por 128 bits, por ejemplo, 2001:0db8:85a3:0000:0000:ff00:0042:8329. Las direcciones IPv6 tienen un total de 340 undecillones de direcciones IPv6 posibles.</text:p>
      <text:p text:style-name="Standard"/>
      <text:p text:style-name="P1">5) ¿Qué es un ISP? ¿Para qué sirve?</text:p>
      <text:p text:style-name="Standard">Un ISP, o proveedor de servicios de Internet, es una empresa que proporciona acceso a Internet a los consumidores y empresas. Los ISP ofrecen una variedad de servicios, incluyendo acceso a Internet de banda ancha, acceso a Internet inalámbrico, y acceso a Internet satelital.</text:p>
      <text:p text:style-name="Standard"/>
      <text:p text:style-name="P1">6) Para qué sirve DHCP</text:p>
      <text:p text:style-name="Standard">El protocolo de configuración dinámica de hosts (DHCP) es un protocolo de red que automatiza el proceso de asignación de direcciones IP a los dispositivos de una red. DHCP elimina la necesidad de que los administradores de red asigne manualmente las direcciones IP a cada dispositivo.</text:p>
      <text:p text:style-name="Standard"/>
      <text:p text:style-name="P1">7) Explica las dos partes de una IP (network part vs host part) y que función tiene cada una de ellas. Y qué relación tiene esto con las clases de IP (A, B…)</text:p>
      <text:p text:style-name="Standard"><text:s/>La parte de red identifica la red a la que pertenece el dispositivo, y la parte de host identifica el dispositivo específico dentro de la red.</text:p>
      <text:p text:style-name="Standard"/>
      <text:p text:style-name="Standard"/>
      <text:p text:style-name="Standard"/>
      <text:p text:style-name="Standard"/>
      <text:p text:style-name="P1"><text:soft-page-break/>8) ¿Para qué sirve ipconfig? Explícalo y analiza a que tipo de clase de IP tienes asignada</text:p>
      <text:p text:style-name="Standard">ipconfig es una herramienta de línea de comandos que se utiliza para mostrar la configuración de red de un dispositivo. ipconfig puede mostrar la dirección IP, la máscara de subred, la puerta de enlace predeterminada, el servidor DNS y otros parámetros de configuración de red.</text:p>
      <text:p text:style-name="Standard"/>
      <text:p text:style-name="P1">9) Explica cómo funciona internet (IP privadas, IP públicas y routers e ISP)</text:p>
      <text:p text:style-name="Standard">Internet es una red global de computadoras que están conectadas entre sí. Las computadoras en Internet pueden comunicarse entre sí utilizando un conjunto de protocolos llamado TCP/IP. TCP/IP es un conjunto de reglas que establecen cómo las computadoras deben enviar y recibir información.</text:p>
      <text:p text:style-name="Standard"/>
      <text:p text:style-name="P1">10) ¿Qué nos permite realizar nslookup? ¿Tenemos alguna alternativa para realizar lo mismo? Explícalo y analiza a que tipo de clase de IP pertenece tu IP</text:p>
      <text:p text:style-name="Standard">Nslookup es una utilidad de línea de comandos que se utiliza para resolver nombres de dominio en direcciones IP. También se puede utilizar para verificar la disponibilidad de un nombre de dominio y para obtener información sobre un servidor DNS.</text:p>
      <text:p text:style-name="Standard"/>
      <text:p text:style-name="P1">11) En función del rango sobre el que trabajemos, ¿Que tipos de direcciones IPs privadas existen?</text:p>
      <text:p text:style-name="Standard">Hay cinco tipos de direcciones IP privadas:</text:p>
      <text:p text:style-name="Standard"/>
      <text:p text:style-name="Standard">Dirección IP privada de clase A: 10.0.0.0 a 10.255.255.255</text:p>
      <text:p text:style-name="Standard">Dirección IP privada de clase B: 172.16.0.0 a 172.31.255.255</text:p>
      <text:p text:style-name="Standard">Dirección IP privada de clase C: 192.168.0.0 a 192.168.255.255</text:p>
      <text:p text:style-name="Standard">Dirección IP privada de multicast: 224.0.0.0 a 239.255.255.255</text:p>
      <text:p text:style-name="Standard">Dirección IP privada de gestión de red: 169.254.0.0 a 169.254.255.255</text:p>
      <text:p text:style-name="Standard"/>
      <text:p text:style-name="Standard"><text:span text:style-name="T1">12) ¿Cuántos bits ocupa la parte de una dirección en una IP de tipo v4? ¿Y una versión de IP v6?</text:span></text:p>
      <text:p text:style-name="Standard">La versión 4 de IP (IPv4) utiliza 32 bits para la parte de dirección. La versión 6 de IP (IPv6) utiliza 128 bits para la parte de dirección.</text:p>
      <text:p text:style-name="Standard"/>
      <text:p text:style-name="P1">13) ¿Qué es localhost? ¿Para qué sirve localhost?</text:p>
      <text:p text:style-name="Standard">Localhost es el nombre de la computadora en la que estás trabajando actualmente. Es una dirección IP virtual que se utiliza para acceder a los recursos de tu computadora local. Localhost se puede utilizar para probar sitios web, aplicaciones web y otros servicios antes de publicarlos en Internet.</text:p>
      <text:p text:style-name="Standard"/>
      <text:p text:style-name="P1">14) Explica resumidamente el nacimiento de internet.</text:p>
      <text:p text:style-name="Standard">Internet es una red global de computadoras que están conectadas entre sí. Las computadoras en Internet pueden comunicarse entre sí utilizando un conjunto de protocolos llamado TCP/IP. TCP/IP es un conjunto de reglas que establecen cómo las computadoras deben enviar y recibir información.</text:p>
      <text:p text:style-name="Standard"/>
      <text:p text:style-name="P1">15) ¿Qué es HTTP? ¿Cuántas capas tiene? ¿Puede estar ambas capas en una misma máquina?</text:p>
      <text:p text:style-name="P2">HTTP, o protocolo de transferencia de hipertexto, es un protocolo de aplicación que se utiliza para transferir información entre un cliente y un servidor en la World Wide Web. HTTP es un protocolo sin estado, lo que significa que no mantiene ningún registro de las conexiones anteriores. HTTP es un protocolo basado en mensajes, lo que significa que los clientes y los servidores intercambian mensajes entre sí. Cada mensaje HTTP tiene una cabecera y un cuerpo. La cabecera contiene información sobre el mensaje, como el tipo de mensaje, el tamaño del cuerpo y la fecha y hora del mensaje. El cuerpo contiene los datos reales del mensaje.</text:p>
      <text:p text:style-name="P2"/>
      <text:p text:style-name="P1"/>
      <text:p text:style-name="Standard"><text:soft-page-break/><text:span text:style-name="T1">16) Explica el proceso de una HTTP Request</text:span></text:p>
      <text:p text:style-name="Standard">El proceso de una solicitud HTTP es el siguiente:</text:p>
      <text:p text:style-name="Standard"/>
      <text:p text:style-name="Standard">El cliente, como un navegador web, envía una solicitud al servidor web.</text:p>
      <text:p text:style-name="Standard">El servidor web recibe la solicitud y responde con un mensaje HTTP.</text:p>
      <text:p text:style-name="Standard">El cliente recibe el mensaje HTTP y lo muestra al usuario.</text:p>
      <text:p text:style-name="Standard"/>
      <text:p text:style-name="P1">17) ¿Con que versión de HTTP se suele trabajar actualmente?</text:p>
      <text:p text:style-name="Standard">La versión actual de HTTP es HTTP/2, que fue especificada en 2015. HTTP/2 es una versión más eficiente de HTTP/1.1, que es la versión anterior. </text:p>
      <text:p text:style-name="Standard"/>
      <text:p text:style-name="P1">18) ¿Qué diferencias existen entre HTTP y HTTPs?</text:p>
      <text:p text:style-name="Standard">HTTP y HTTPS son protocolos de red que se utilizan para transferir datos entre un cliente y un servidor. La principal diferencia entre HTTP y HTTPS es que HTTP no es seguro, mientras que HTTPS sí lo es.</text:p>
      <text:p text:style-name="Standard"/>
      <text:p text:style-name="P1">19) ¿Qué son las DevTools? Explica resumidamente algunas cosas que nos permiten realizar</text:p>
      <text:p text:style-name="Standard">Los DevTools son una serie de herramientas integradas en los navegadores web que permiten a los desarrolladores depurar y probar sitios web y aplicaciones web.</text:p>
      <text:p text:style-name="Standard"/>
      <text:p text:style-name="P1">20) ¿Qué son los HTTP Status Codes? ¿Cuáles son las categorías que agrupan a los HTTP codes?</text:p>
      <text:p text:style-name="Standard">Los códigos de estado HTTP son una parte importante del protocolo HTTP. Son mensajes cortos que los servidores web utilizan para comunicar a los navegadores web el estado de una solicitud HTTP.</text:p>
      <text:p text:style-name="Standard"/>
      <text:p text:style-name="P1">21) ¿Qué diferencia hay entre un HTTP Code y un grupo que agrupa que agrupa a los HTTP codes?</text:p>
      <text:p text:style-name="Standard">Un código de estado HTTP es un número de tres dígitos que indica el estado de una solicitud HTTP.</text:p>
      <text:p text:style-name="Standard">Los grupos de códigos de estado HTTP son grupos de códigos de estado que comparten una categoría común. </text:p>
      <text:p text:style-name="Standard"/>
      <text:p text:style-name="P1">22) ¿Qué son los verbos HTTP?</text:p>
      <text:p text:style-name="Standard">Los verbos HTTP son las acciones que se realizan en una solicitud HTTP. </text:p>
      <text:p text:style-name="Standard"/>
      <text:p text:style-name="P1">23) Haz una petición a la API de Chuck Norris desde:</text:p>
      <text:p text:style-name="P1"> El navegador</text:p>
      <text:p text:style-name="P2"><text:a xlink:type="simple" xlink:href="https://api.chucknorris.io/jokes/random" text:style-name="Internet_20_link" text:visited-style-name="Visited_20_Internet_20_Link">https://api.chucknorris.io/jokes/random</text:a></text:p>
      <text:p text:style-name="P2"/>
      <text:p text:style-name="P1"> Desde las devTools (Firefox Developer Edition)</text:p>
      <text:p text:style-name="P2"><text:a xlink:type="simple" xlink:href="https://api.chucknorris.io/jokes/random" text:style-name="Internet_20_link" text:visited-style-name="Visited_20_Internet_20_Link">https://api.chucknorris.io/jokes/random</text:a></text:p>
      <text:p text:style-name="P2"/>
      <text:p text:style-name="P1"> Postman</text:p>
      <text:p text:style-name="Standard">https://api.chucknorris.io/jokes/random</text:p>
      <text:p text:style-name="Standard"/>
      <text:p text:style-name="P1"/>
      <text:p text:style-name="P1"/>
      <text:p text:style-name="P1"/>
      <text:p text:style-name="P1"/>
      <text:p text:style-name="P1"/>
      <text:p text:style-name="P1"/>
      <text:p text:style-name="P1"><text:soft-page-break/>24) ¿Cuáles son las principales diferencias entre realizar una petición mediante a GET o POST?</text:p>
      <text:p text:style-name="Standard">Los métodos GET y POST son los dos métodos HTTP más comunes. Se utilizan para realizar diferentes acciones en un servidor web.</text:p>
      <text:p text:style-name="Standard"/>
      <text:p text:style-name="Standard">GET: El método GET se utiliza para recuperar datos de un servidor web. Es el método más utilizado para navegar por páginas web.</text:p>
      <text:p text:style-name="Standard"/>
      <text:p text:style-name="Standard">POST: El método POST se utiliza para crear nuevos datos en un servidor web. Es el método más utilizado para enviar formularios web.</text:p>
      <text:p text:style-name="Standard"/>
      <text:p text:style-name="P1">25) ¿Cuándo hago una petición a Google que verbo HTTP estoy utilizando? Comprueba el verbo HTTP de la petición desde las DevTools</text:p>
      <text:p text:style-name="Standard">Cuando haces una petición a Google, utilizas el verbo HTTP GET. Puedes comprobar el verbo HTTP de la petición desde las DevTools de tu navegador. Para hacer esto, abre la pestaña DevTools de tu navegador y ve a la sección "Red".</text:p>
      <text:p text:style-name="Standard"/>
      <text:p text:style-name="P1">26) Explica brevemente el modelo OSI y para qué sirve</text:p>
      <text:p text:style-name="P3">El modelo de referencia de interconexión de sistemas abiertos (OSI) es un modelo conceptual para la comunicación de datos.</text:p>
      <text:p text:style-name="Standard"/>
      <text:p text:style-name="P1">27) ¿Qué diferencia principal tenemos entre realizar una petición con HTTP/2 Y HTTP/3 en la capa de transporte?</text:p>
      <text:p text:style-name="P3">La principal diferencia entre HTTP/2 y HTTP/3 en la capa de transporte es que HTTP/3 utiliza QUIC (Quick UDP Internet Connections) en lugar de TCP (Transmission Control Protocol).</text:p>
      <text:p text:style-name="Standard"/>
      <text:p text:style-name="P1">28) ¿Cuál es la principal diferencia entre la capa de transporte TCP y UDP? ¿Qué beneficios y desventajas tienen entre ellas?</text:p>
      <text:p text:style-name="Standard">La principal diferencia entre la capa de transporte TCP y UDP es que TCP es un protocolo orientado a la conexión, mientras que UDP es un protocolo no orientado a la conexión. Esto significa que TCP establece una conexión entre dos dispositivos antes de enviar datos, mientras que UDP no.</text:p>
      <text:p text:style-name="Standard"/>
      <text:p text:style-name="P1">29) Explica que es un dominio, para qué sirve y a donde apunta realmente</text:p>
      <text:p text:style-name="Standard">Un dominio es un nombre que identifica un recurso en Internet, como una página web, un servidor de correo electrónico o un servidor de archivos. Los dominios se utilizan para hacer que las direcciones IP sean más fáciles de recordar. Por ejemplo, en lugar de tener que recordar la dirección IP de una página web, que es una larga cadena de números, puedes recordar el dominio, que es una palabra o frase más fácil de recordar.</text:p>
      <text:p text:style-name="Standard"/>
      <text:p text:style-name="P1">30) ¿Qué tipos de dominio existen? ¿Para qué sirven?</text:p>
      <text:p text:style-name="Standard">Hay muchos tipos de dominios diferentes. Los más comunes son:</text:p>
      <text:p text:style-name="Standard"/>
      <text:p text:style-name="Standard">.com: los dominios .com son los más comunes. Se utilizan para sitios web comerciales.</text:p>
      <text:p text:style-name="Standard">.net: los dominios .net se utilizan para sitios web de redes.</text:p>
      <text:p text:style-name="Standard">.org: los dominios .org se utilizan para sitios web de organizaciones sin fines de lucro.</text:p>
      <text:p text:style-name="Standard">.gov: los dominios .gov se utilizan para sitios web gubernamentales.</text:p>
      <text:p text:style-name="P4">.edu: los dominios .edu se utilizan para sitios web educativos.</text:p>
      <text:p text:style-name="Standard"/>
      <text:p text:style-name="Standard"/>
      <text:p text:style-name="Standard"/>
      <text:p text:style-name="Standard"/>
      <text:p text:style-name="Standard"><text:soft-page-break/>Además de estos dominios genéricos, también hay muchos dominios de nivel superior geográficos (ccTLD). Los ccTLD son dominios que están asociados con un país o territorio específico. Por ejemplo, el dominio .es es el ccTLD de España, mientras que el dominio .us es el ccTLD de los Estados Unidos.</text:p>
      <text:p text:style-name="Standard"/>
      <text:p text:style-name="P1">31) Explica las diferencias entre dominios gTLD y dominios ccTLD</text:p>
      <text:p text:style-name="P2">Un dominio de nivel superior genérico (gTLD) es un dominio de nivel superior que no está asociado con un país o territorio específico. Los gTLD son los dominios más comunes, como .com, .net, .org, .edu y .gov.</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oogle Sans" svg:font-family="'Google Sans', 'Helvetica Neue', sans-serif"/>
    <style:font-face style:name="Google Sans Mono" svg:font-family="'Google Sans Mono', monospac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20T13:21:32.548000000</dc:date>
    <meta:editing-duration>PT31M50S</meta:editing-duration>
    <meta:editing-cycles>28</meta:editing-cycles>
    <meta:generator>LibreOffice/7.4.7.2$Windows_X86_64 LibreOffice_project/723314e595e8007d3cf785c16538505a1c878ca5</meta:generator>
    <meta:document-statistic meta:table-count="0" meta:image-count="0" meta:object-count="0" meta:page-count="5" meta:paragraph-count="88" meta:word-count="1915" meta:character-count="11319" meta:non-whitespace-character-count="9488"/>
  </office:meta>
</office:document-meta>
</file>